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8000000084FAD9E06.png" manifest:media-type="image/png"/>
  <manifest:file-entry manifest:full-path="Pictures/1000000000000008000000080051A17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499cm" fo:margin-right="0cm" fo:margin-top="0cm" fo:margin-bottom="0cm" style:contextual-spacing="false" fo:line-height="120%" fo:text-align="justify" style:justify-single-word="false" fo:text-indent="-1.6cm" style:auto-text-indent="false" fo:background-color="#ffffff">
        <style:tab-stops>
          <style:tab-stop style:position="-0.508cm"/>
        </style:tab-stops>
        <style:background-image/>
      </style:paragraph-properties>
      <style:text-properties style:font-name="Times New Roman" officeooo:paragraph-rsid="00158ba9"/>
    </style:style>
    <style:style style:name="P2" style:family="paragraph" style:parent-style-name="Text_20_body" style:master-page-name="">
      <style:paragraph-properties fo:margin-left="0.499cm" fo:margin-right="0cm" fo:margin-top="0cm" fo:margin-bottom="0cm" style:contextual-spacing="false" fo:line-height="120%" fo:text-align="justify" style:justify-single-word="false" fo:text-indent="-1.6cm" style:auto-text-indent="false" style:page-number="auto" fo:background-color="#ffffff">
        <style:tab-stops>
          <style:tab-stop style:position="-0.508cm"/>
        </style:tab-stops>
        <style:background-image/>
      </style:paragraph-properties>
      <style:text-properties style:font-name="Times New Roman" officeooo:paragraph-rsid="0013703a"/>
    </style:style>
    <style:style style:name="P3" style:family="paragraph" style:parent-style-name="Text_20_body" style:list-style-name="WW8Num57">
      <style:paragraph-properties fo:margin-top="0cm" fo:margin-bottom="0cm" style:contextual-spacing="false" fo:text-align="justify" style:justify-single-word="false"/>
      <style:text-properties officeooo:paragraph-rsid="0020944a"/>
    </style:style>
    <style:style style:name="P4" style:family="paragraph" style:parent-style-name="Standard" style:list-style-name="WW8Num59">
      <style:paragraph-properties fo:text-align="justify" style:justify-single-word="false"/>
      <style:text-properties officeooo:paragraph-rsid="001a3448"/>
    </style:style>
    <style:style style:name="P5" style:family="paragraph" style:parent-style-name="Standard" style:list-style-name="WW8Num57">
      <style:paragraph-properties fo:text-align="justify" style:justify-single-word="false"/>
      <style:text-properties officeooo:paragraph-rsid="00201c20"/>
    </style:style>
    <style:style style:name="P6" style:family="paragraph" style:parent-style-name="Standard" style:list-style-name="WW8Num67">
      <style:paragraph-properties fo:text-align="justify" style:justify-single-word="false" fo:orphans="2" fo:widows="2" style:text-autospace="ideograph-alpha"/>
      <style:text-properties style:font-name="Times New Roman" officeooo:paragraph-rsid="0013955a"/>
    </style:style>
    <style:style style:name="P7" style:family="paragraph" style:parent-style-name="Standard" style:list-style-name="WW8Num67">
      <style:paragraph-properties fo:text-align="justify" style:justify-single-word="false"/>
      <style:text-properties style:font-name="Times New Roman" officeooo:paragraph-rsid="00158ba9"/>
    </style:style>
    <style:style style:name="P8" style:family="paragraph" style:parent-style-name="Standard" style:list-style-name="WW8Num57">
      <style:paragraph-properties fo:text-align="justify" style:justify-single-word="false"/>
      <style:text-properties fo:font-size="14pt" officeooo:paragraph-rsid="00201c20" style:font-size-asian="14pt" style:font-size-complex="14pt"/>
    </style:style>
    <style:style style:name="P9" style:family="paragraph" style:parent-style-name="Standard" style:list-style-name="WW8Num90">
      <style:paragraph-properties fo:text-align="justify" style:justify-single-word="false" fo:background-color="#ffffff">
        <style:background-image/>
      </style:paragraph-properties>
      <style:text-properties officeooo:paragraph-rsid="00181a40"/>
    </style:style>
    <style:style style:name="P10" style:family="paragraph" style:parent-style-name="Standard" style:list-style-name="WW8Num59">
      <style:paragraph-properties fo:text-align="justify" style:justify-single-word="false" fo:background-color="#ffffff">
        <style:background-image/>
      </style:paragraph-properties>
      <style:text-properties officeooo:paragraph-rsid="00181a40"/>
    </style:style>
    <style:style style:name="P11" style:family="paragraph" style:parent-style-name="Standard" style:list-style-name="WW8Num59">
      <style:paragraph-properties fo:text-align="justify" style:justify-single-word="false" fo:background-color="#ffffff">
        <style:background-image/>
      </style:paragraph-properties>
      <style:text-properties officeooo:paragraph-rsid="0019b79f"/>
    </style:style>
    <style:style style:name="P12" style:family="paragraph" style:parent-style-name="Standard" style:list-style-name="WW8Num59">
      <style:paragraph-properties fo:text-align="justify" style:justify-single-word="false" fo:background-color="#ffffff">
        <style:background-image/>
      </style:paragraph-properties>
      <style:text-properties officeooo:paragraph-rsid="001a3448"/>
    </style:style>
    <style:style style:name="P13" style:family="paragraph" style:parent-style-name="Standard" style:list-style-name="WW8Num59">
      <style:paragraph-properties fo:text-align="justify" style:justify-single-word="false" fo:background-color="#ffffff">
        <style:tab-stops>
          <style:tab-stop style:position="0.584cm"/>
        </style:tab-stops>
        <style:background-image/>
      </style:paragraph-properties>
      <style:text-properties officeooo:paragraph-rsid="0019b79f"/>
    </style:style>
    <style:style style:name="P14" style:family="paragraph" style:parent-style-name="Standard" style:list-style-name="WW8Num57">
      <style:paragraph-properties fo:text-align="justify" style:justify-single-word="false" fo:background-color="#ffffff">
        <style:background-image/>
      </style:paragraph-properties>
      <style:text-properties officeooo:paragraph-rsid="00201c20"/>
    </style:style>
    <style:style style:name="P15" style:family="paragraph" style:parent-style-name="Standard" style:list-style-name="WW8Num57">
      <style:paragraph-properties fo:text-align="justify" style:justify-single-word="false" fo:background-color="#ffffff">
        <style:background-image/>
      </style:paragraph-properties>
      <style:text-properties officeooo:paragraph-rsid="0020944a"/>
    </style:style>
    <style:style style:name="P16" style:family="paragraph" style:parent-style-name="Standard" style:list-style-name="WW8Num57">
      <style:paragraph-properties fo:text-align="justify" style:justify-single-word="false" fo:background-color="#ffffff">
        <style:background-image/>
      </style:paragraph-properties>
      <style:text-properties officeooo:paragraph-rsid="0021bb85"/>
    </style:style>
    <style:style style:name="P17" style:family="paragraph" style:parent-style-name="Standard" style:list-style-name="WW8Num57">
      <style:paragraph-properties fo:text-align="justify" style:justify-single-word="false" fo:background-color="#ffffff">
        <style:tab-stops>
          <style:tab-stop style:position="1cm"/>
        </style:tab-stops>
        <style:background-image/>
      </style:paragraph-properties>
      <style:text-properties officeooo:paragraph-rsid="00201c20"/>
    </style:style>
    <style:style style:name="P18" style:family="paragraph" style:parent-style-name="Standard" style:list-style-name="WW8Num57">
      <style:paragraph-properties fo:text-align="justify" style:justify-single-word="false" fo:background-color="#ffffff">
        <style:tab-stops>
          <style:tab-stop style:position="1.27cm"/>
        </style:tab-stops>
        <style:background-image/>
      </style:paragraph-properties>
      <style:text-properties officeooo:paragraph-rsid="0021bb85"/>
    </style:style>
    <style:style style:name="P19" style:family="paragraph" style:parent-style-name="Standard" style:list-style-name="WW8Num43">
      <style:paragraph-properties fo:text-align="justify" style:justify-single-word="false" fo:background-color="#ffffff">
        <style:background-image/>
      </style:paragraph-properties>
      <style:text-properties style:font-name="Times New Roman" officeooo:paragraph-rsid="001240ce"/>
    </style:style>
    <style:style style:name="P20" style:family="paragraph" style:parent-style-name="Standard" style:list-style-name="WW8Num81">
      <style:paragraph-properties fo:text-align="justify" style:justify-single-word="false" fo:background-color="#ffffff">
        <style:background-image/>
      </style:paragraph-properties>
      <style:text-properties style:font-name="Times New Roman" officeooo:paragraph-rsid="001240ce"/>
    </style:style>
    <style:style style:name="P21" style:family="paragraph" style:parent-style-name="Standard" style:list-style-name="WW8Num59">
      <style:paragraph-properties fo:text-align="justify" style:justify-single-word="false" fo:background-color="#ffffff">
        <style:background-image/>
      </style:paragraph-properties>
      <style:text-properties fo:font-size="14pt" fo:font-style="italic" officeooo:paragraph-rsid="00181a40" style:font-size-asian="14pt" style:font-style-asian="italic" style:font-size-complex="14pt"/>
    </style:style>
    <style:style style:name="P22" style:family="paragraph" style:parent-style-name="Standard" style:list-style-name="WW8Num59">
      <style:paragraph-properties fo:text-align="justify" style:justify-single-word="false" fo:background-color="#ffffff">
        <style:background-image/>
      </style:paragraph-properties>
      <style:text-properties fo:font-size="14pt" officeooo:paragraph-rsid="0019b79f" style:font-size-asian="14pt" style:font-size-complex="14pt"/>
    </style:style>
    <style:style style:name="P23" style:family="paragraph" style:parent-style-name="Standard" style:list-style-name="WW8Num57">
      <style:paragraph-properties fo:text-align="justify" style:justify-single-word="false" fo:background-color="#ffffff">
        <style:background-image/>
      </style:paragraph-properties>
      <style:text-properties officeooo:rsid="00201c20" officeooo:paragraph-rsid="00201c20"/>
    </style:style>
    <style:style style:name="P24" style:family="paragraph" style:parent-style-name="Standard">
      <style:paragraph-properties fo:margin-left="0cm" fo:margin-right="0cm" fo:text-indent="1.251cm" style:auto-text-indent="false" fo:background-color="#ffffff">
        <style:background-image/>
      </style:paragraph-properties>
      <style:text-properties officeooo:paragraph-rsid="00174d92"/>
    </style:style>
    <style:style style:name="P25" style:family="paragraph" style:parent-style-name="Standard" style:master-page-name="">
      <style:paragraph-properties fo:margin-left="1.3cm" fo:margin-right="0cm" fo:text-align="justify" style:justify-single-word="false" fo:text-indent="-2.2cm" style:auto-text-indent="false" style:page-number="auto" fo:background-color="#ffffff">
        <style:background-image/>
      </style:paragraph-properties>
      <style:text-properties style:font-name="Times New Roman" officeooo:paragraph-rsid="001240ce"/>
    </style:style>
    <style:style style:name="P26" style:family="paragraph" style:parent-style-name="Standard" style:list-style-name="WW8Num81">
      <style:paragraph-properties fo:margin-left="0cm" fo:margin-right="0cm" fo:text-align="justify" style:justify-single-word="false" fo:text-indent="-1cm" style:auto-text-indent="false" fo:background-color="#ffffff">
        <style:background-image/>
      </style:paragraph-properties>
      <style:text-properties style:font-name="Times New Roman" officeooo:paragraph-rsid="001240ce"/>
    </style:style>
    <style:style style:name="P27" style:family="paragraph" style:parent-style-name="Standard" style:list-style-name="WW8Num59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officeooo:paragraph-rsid="0019b79f"/>
    </style:style>
    <style:style style:name="P28" style:family="paragraph" style:parent-style-name="Standard" style:list-style-name="WW8Num43" style:master-page-name="">
      <style:paragraph-properties fo:margin-left="-1.3cm" fo:margin-right="0cm" fo:text-align="justify" style:justify-single-word="false" fo:text-indent="2.6cm" style:auto-text-indent="false" style:page-number="auto" fo:background-color="#ffffff">
        <style:tab-stops>
          <style:tab-stop style:position="-1.79cm"/>
          <style:tab-stop style:position="-1.609cm"/>
          <style:tab-stop style:position="0.773cm"/>
          <style:tab-stop style:position="0.815cm"/>
        </style:tab-stops>
        <style:background-image/>
      </style:paragraph-properties>
      <style:text-properties style:font-name="Times New Roman" officeooo:paragraph-rsid="001240ce"/>
    </style:style>
    <style:style style:name="P29" style:family="paragraph" style:parent-style-name="Standard">
      <style:paragraph-properties fo:margin-left="0cm" fo:margin-right="0cm" fo:text-indent="1.249cm" style:auto-text-indent="false" fo:background-color="#ffffff">
        <style:background-image/>
      </style:paragraph-properties>
      <style:text-properties officeooo:paragraph-rsid="00181a40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 fo:background-color="#ffffff">
        <style:background-image/>
      </style:paragraph-properties>
      <style:text-properties officeooo:paragraph-rsid="00181a40"/>
    </style:style>
    <style:style style:name="P31" style:family="paragraph" style:parent-style-name="Standard" style:list-style-name="WW8Num59" style:master-page-name="">
      <style:paragraph-properties fo:margin-left="-1.201cm" fo:margin-right="0cm" fo:text-align="justify" style:justify-single-word="false" fo:text-indent="0cm" style:auto-text-indent="false" style:page-number="auto" fo:background-color="#ffffff">
        <style:tab-stops>
          <style:tab-stop style:position="0.203cm" style:type="right"/>
          <style:tab-stop style:position="0.427cm" style:type="right"/>
          <style:tab-stop style:position="0.508cm"/>
          <style:tab-stop style:position="1.099cm"/>
        </style:tab-stops>
        <style:background-image/>
      </style:paragraph-properties>
      <style:text-properties officeooo:paragraph-rsid="0019b79f"/>
    </style:style>
    <style:style style:name="P32" style:family="paragraph" style:parent-style-name="Standard" style:list-style-name="WW8Num67">
      <style:paragraph-properties fo:margin-top="0cm" fo:margin-bottom="0cm" style:contextual-spacing="false" fo:line-height="120%" fo:text-align="justify" style:justify-single-word="false" fo:orphans="2" fo:widows="2" fo:background-color="#ffffff" style:text-autospace="ideograph-alpha">
        <style:tab-stops>
          <style:tab-stop style:position="-0.508cm"/>
        </style:tab-stops>
        <style:background-image/>
      </style:paragraph-properties>
      <style:text-properties officeooo:paragraph-rsid="00174d92"/>
    </style:style>
    <style:style style:name="P33" style:family="paragraph" style:parent-style-name="Standard" style:list-style-name="WW8Num67" style:master-page-name="">
      <style:paragraph-properties fo:margin-left="1cm" fo:margin-right="0cm" fo:margin-top="0cm" fo:margin-bottom="0cm" style:contextual-spacing="false" fo:line-height="120%" fo:text-align="justify" style:justify-single-word="false" fo:orphans="2" fo:widows="2" fo:text-indent="-0.6cm" style:auto-text-indent="false" style:page-number="auto" fo:background-color="#ffffff" style:text-autospace="ideograph-alpha">
        <style:tab-stops>
          <style:tab-stop style:position="-0.508cm"/>
        </style:tab-stops>
        <style:background-image/>
      </style:paragraph-properties>
      <style:text-properties style:font-name="Times New Roman" officeooo:paragraph-rsid="0013955a"/>
    </style:style>
    <style:style style:name="P34" style:family="paragraph" style:parent-style-name="Standard" style:master-page-name="">
      <style:paragraph-properties fo:margin-left="1.6cm" fo:margin-right="0cm" fo:margin-top="0cm" fo:margin-bottom="0cm" style:contextual-spacing="false" fo:line-height="120%" fo:text-align="justify" style:justify-single-word="false" fo:orphans="2" fo:widows="2" fo:text-indent="-2.799cm" style:auto-text-indent="false" style:page-number="auto" fo:background-color="#ffffff" style:text-autospace="ideograph-alpha">
        <style:tab-stops>
          <style:tab-stop style:position="-0.508cm"/>
        </style:tab-stops>
        <style:background-image/>
      </style:paragraph-properties>
      <style:text-properties style:font-name="Times New Roman" officeooo:paragraph-rsid="0013955a"/>
    </style:style>
    <style:style style:name="P35" style:family="paragraph" style:parent-style-name="Standard" style:master-page-name="">
      <style:paragraph-properties fo:margin-left="1.3cm" fo:margin-right="0cm" fo:text-align="justify" style:justify-single-word="false" fo:text-indent="-2.6cm" style:auto-text-indent="false" style:page-number="auto">
        <style:tab-stops>
          <style:tab-stop style:position="0cm"/>
        </style:tab-stops>
      </style:paragraph-properties>
      <style:text-properties style:font-name="Times New Roman" officeooo:paragraph-rsid="00158ba9"/>
    </style:style>
    <style:style style:name="P36" style:family="paragraph" style:parent-style-name="Standard" style:list-style-name="WW8Num67" style:master-page-name="">
      <style:paragraph-properties fo:margin-left="-1.199cm" fo:margin-right="0cm" fo:margin-top="0cm" fo:margin-bottom="0cm" style:contextual-spacing="false" fo:line-height="120%" fo:text-align="justify" style:justify-single-word="false" fo:orphans="2" fo:widows="2" fo:text-indent="0.3cm" style:auto-text-indent="false" style:page-number="auto" fo:background-color="#ffffff" style:text-autospace="ideograph-alpha">
        <style:tab-stops>
          <style:tab-stop style:position="-0.508cm"/>
        </style:tab-stops>
        <style:background-image/>
      </style:paragraph-properties>
      <style:text-properties officeooo:paragraph-rsid="00174d92"/>
    </style:style>
    <style:style style:name="P37" style:family="paragraph" style:parent-style-name="Standard" style:master-page-name="">
      <style:paragraph-properties fo:margin-left="0cm" fo:margin-right="0cm" fo:text-indent="-1.401cm" style:auto-text-indent="false" style:page-number="auto" fo:background-color="#ffffff">
        <style:background-image/>
      </style:paragraph-properties>
      <style:text-properties officeooo:paragraph-rsid="00181a40"/>
    </style:style>
    <style:style style:name="P38" style:family="paragraph" style:parent-style-name="Standard" style:list-style-name="WW8Num59" style:master-page-name="">
      <style:paragraph-properties fo:margin-left="-1.9cm" fo:margin-right="0cm" fo:text-align="justify" style:justify-single-word="false" fo:text-indent="0cm" style:auto-text-indent="false" style:page-number="auto" fo:background-color="#ffffff">
        <style:background-image/>
      </style:paragraph-properties>
      <style:text-properties officeooo:paragraph-rsid="0019b79f"/>
    </style:style>
    <style:style style:name="P39" style:family="paragraph" style:parent-style-name="Standard" style:list-style-name="WW8Num59" style:master-page-name="">
      <style:paragraph-properties fo:margin-left="-1.6cm" fo:margin-right="0cm" fo:text-align="justify" style:justify-single-word="false" fo:text-indent="0cm" style:auto-text-indent="false" style:page-number="auto" fo:background-color="#ffffff">
        <style:tab-stops>
          <style:tab-stop style:position="0.584cm"/>
        </style:tab-stops>
        <style:background-image/>
      </style:paragraph-properties>
      <style:text-properties officeooo:paragraph-rsid="0019b79f"/>
    </style:style>
    <style:style style:name="P40" style:family="paragraph" style:parent-style-name="Standard" style:list-style-name="WW8Num59" style:master-page-name="">
      <style:paragraph-properties fo:margin-left="-1.401cm" fo:margin-right="0cm" fo:text-align="justify" style:justify-single-word="false" fo:text-indent="0cm" style:auto-text-indent="false" style:page-number="auto" fo:background-color="#ffffff">
        <style:background-image/>
      </style:paragraph-properties>
      <style:text-properties officeooo:paragraph-rsid="001a3448"/>
    </style:style>
    <style:style style:name="P41" style:family="paragraph" style:parent-style-name="Standard" style:list-style-name="WW8Num59" style:master-page-name="">
      <style:paragraph-properties fo:margin-left="-1.499cm" fo:margin-right="0cm" fo:text-align="justify" style:justify-single-word="false" fo:text-indent="0cm" style:auto-text-indent="false" style:page-number="auto" fo:background-color="#ffffff">
        <style:background-image/>
      </style:paragraph-properties>
      <style:text-properties officeooo:paragraph-rsid="001a3448"/>
    </style:style>
    <style:style style:name="P42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aee44" officeooo:paragraph-rsid="001aee44"/>
    </style:style>
    <style:style style:name="P43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paragraph-rsid="00201c20"/>
    </style:style>
    <style:style style:name="P44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b9aa3" officeooo:paragraph-rsid="001b9aa3"/>
    </style:style>
    <style:style style:name="P45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b9aa3" officeooo:paragraph-rsid="001ba484"/>
    </style:style>
    <style:style style:name="P46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ba484" officeooo:paragraph-rsid="001d1523"/>
    </style:style>
    <style:style style:name="P47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d1523" officeooo:paragraph-rsid="001d1523"/>
    </style:style>
    <style:style style:name="P48" style:family="paragraph" style:parent-style-name="Standard">
      <style:paragraph-properties fo:margin-left="0cm" fo:margin-right="0cm" fo:text-align="justify" style:justify-single-word="false" fo:text-indent="-1.499cm" style:auto-text-indent="false" fo:background-color="#ffffff">
        <style:background-image/>
      </style:paragraph-properties>
      <style:text-properties officeooo:rsid="001d1523" officeooo:paragraph-rsid="001ee9d8"/>
    </style:style>
    <style:style style:name="P49" style:family="paragraph" style:parent-style-name="Standard" style:master-page-name="">
      <style:paragraph-properties fo:margin-left="0cm" fo:margin-right="0cm" fo:text-align="justify" style:justify-single-word="false" fo:text-indent="-1.499cm" style:auto-text-indent="false" style:page-number="auto" fo:background-color="#ffffff">
        <style:background-image/>
      </style:paragraph-properties>
      <style:text-properties officeooo:rsid="001aee44" officeooo:paragraph-rsid="001aee44"/>
    </style:style>
    <style:style style:name="P50" style:family="paragraph" style:parent-style-name="Standard" style:list-style-name="WW8Num57" style:master-page-name="">
      <style:paragraph-properties fo:margin-left="-1cm" fo:margin-right="0cm" fo:text-align="justify" style:justify-single-word="false" fo:text-indent="-2.499cm" style:auto-text-indent="false" style:page-number="auto" fo:background-color="#ffffff">
        <style:tab-stops>
          <style:tab-stop style:position="-1.893cm"/>
        </style:tab-stops>
        <style:background-image/>
      </style:paragraph-properties>
      <style:text-properties officeooo:rsid="00201c20" officeooo:paragraph-rsid="00201c20"/>
    </style:style>
    <style:style style:name="P51" style:family="paragraph" style:parent-style-name="Standard" style:list-style-name="WW8Num57" style:master-page-name="">
      <style:paragraph-properties fo:margin-left="-1.3cm" fo:margin-right="0cm" fo:text-align="justify" style:justify-single-word="false" fo:text-indent="-0.6cm" style:auto-text-indent="false" style:page-number="auto" fo:background-color="#ffffff">
        <style:background-image/>
      </style:paragraph-properties>
      <style:text-properties officeooo:rsid="00201c20" officeooo:paragraph-rsid="00201c20"/>
    </style:style>
    <style:style style:name="P52" style:family="paragraph" style:parent-style-name="Standard" style:list-style-name="WW8Num57" style:master-page-name="">
      <style:paragraph-properties fo:margin-left="-1.3cm" fo:margin-right="0cm" fo:text-align="justify" style:justify-single-word="false" fo:text-indent="-2.701cm" style:auto-text-indent="false" style:page-number="auto" fo:background-color="#ffffff">
        <style:background-image/>
      </style:paragraph-properties>
      <style:text-properties officeooo:paragraph-rsid="0020944a"/>
    </style:style>
    <style:style style:name="P53" style:family="paragraph" style:parent-style-name="Preformatted_20_Text" style:list-style-name="WW8Num57">
      <style:paragraph-properties fo:text-align="justify" style:justify-single-word="false" fo:hyphenation-ladder-count="no-limit"/>
      <style:text-properties style:font-name="Times New Roman" fo:font-size="14pt" officeooo:paragraph-rsid="00201c20" style:letter-kerning="true" style:font-size-asian="14pt" style:font-name-complex="Times New Roman" style:font-size-complex="14pt" fo:hyphenate="true" fo:hyphenation-remain-char-count="2" fo:hyphenation-push-char-count="2"/>
    </style:style>
    <style:style style:name="P54" style:family="paragraph" style:parent-style-name="Preformatted_20_Text" style:list-style-name="WW8Num57">
      <style:paragraph-properties fo:text-align="justify" style:justify-single-word="false" fo:hyphenation-ladder-count="no-limit"/>
      <style:text-properties officeooo:paragraph-rsid="00201c20" fo:hyphenate="true" fo:hyphenation-remain-char-count="2" fo:hyphenation-push-char-count="2"/>
    </style:style>
    <style:style style:name="P55" style:family="paragraph" style:parent-style-name="Preformatted_20_Text" style:list-style-name="WW8Num57">
      <style:paragraph-properties fo:text-align="justify" style:justify-single-word="false" fo:hyphenation-ladder-count="no-limit"/>
      <style:text-properties officeooo:paragraph-rsid="0020944a" fo:hyphenate="true" fo:hyphenation-remain-char-count="2" fo:hyphenation-push-char-count="2"/>
    </style:style>
    <style:style style:name="P56" style:family="paragraph" style:parent-style-name="Preformatted_20_Text" style:list-style-name="WW8Num57">
      <style:paragraph-properties fo:text-align="justify" style:justify-single-word="false" fo:hyphenation-ladder-count="no-limit" fo:background-color="#ffffff">
        <style:background-image/>
      </style:paragraph-properties>
      <style:text-properties officeooo:rsid="00201c20" officeooo:paragraph-rsid="0020944a" fo:hyphenate="true" fo:hyphenation-remain-char-count="2" fo:hyphenation-push-char-count="2"/>
    </style:style>
    <style:style style:name="P57" style:family="paragraph" style:parent-style-name="Preformatted_20_Text" style:list-style-name="WW8Num57">
      <style:paragraph-properties fo:text-align="justify" style:justify-single-word="false" fo:hyphenation-ladder-count="no-limit" fo:background-color="#ffffff" style:text-autospace="ideograph-alpha">
        <style:tab-stops>
          <style:tab-stop style:position="-1.995cm"/>
          <style:tab-stop style:position="-0.591cm"/>
        </style:tab-stops>
        <style:background-image/>
      </style:paragraph-properties>
      <style:text-properties officeooo:rsid="00201c20" officeooo:paragraph-rsid="0021bb85" fo:hyphenate="true" fo:hyphenation-remain-char-count="2" fo:hyphenation-push-char-count="2"/>
    </style:style>
    <style:style style:name="P58" style:family="paragraph" style:parent-style-name="Preformatted_20_Text" style:list-style-name="WW8Num57" style:master-page-name="">
      <style:paragraph-properties fo:margin-left="-1.3cm" fo:margin-right="0cm" fo:text-align="justify" style:justify-single-word="false" fo:hyphenation-ladder-count="no-limit" fo:text-indent="-0.6cm" style:auto-text-indent="false" style:page-number="auto" fo:background-color="#ffffff" style:text-autospace="ideograph-alpha">
        <style:background-image/>
      </style:paragraph-properties>
      <style:text-properties officeooo:rsid="00201c20" officeooo:paragraph-rsid="0020944a" fo:hyphenate="true" fo:hyphenation-remain-char-count="2" fo:hyphenation-push-char-count="2"/>
    </style:style>
    <style:style style:name="P59" style:family="paragraph" style:parent-style-name="Preformatted_20_Text" style:list-style-name="WW8Num57" style:master-page-name="">
      <style:paragraph-properties fo:text-align="justify" style:justify-single-word="false" fo:hyphenation-ladder-count="no-limit" style:page-number="auto" fo:background-color="#ffffff" style:text-autospace="ideograph-alpha">
        <style:tab-stops>
          <style:tab-stop style:position="-1.995cm"/>
          <style:tab-stop style:position="-0.591cm"/>
        </style:tab-stops>
        <style:background-image/>
      </style:paragraph-properties>
      <style:text-properties officeooo:rsid="00201c20" officeooo:paragraph-rsid="0021bb85" fo:hyphenate="true" fo:hyphenation-remain-char-count="2" fo:hyphenation-push-char-count="2"/>
    </style:style>
    <style:style style:name="P60" style:family="paragraph">
      <style:paragraph-properties fo:text-align="center" style:writing-mode="lr-tb"/>
    </style:style>
    <style:style style:name="P61" style:family="paragraph">
      <style:paragraph-properties fo:text-align="center" style:text-autospace="none" style:writing-mode="lr-tb"/>
    </style:style>
    <style:style style:name="P62" style:family="paragraph">
      <style:paragraph-properties style:text-autospace="none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0ce" style:font-size-asian="14pt" style:font-size-complex="14pt"/>
    </style:style>
    <style:style style:name="T3" style:family="text">
      <style:text-properties fo:font-size="14pt" officeooo:rsid="0013703a" style:font-size-asian="14pt" style:font-size-complex="14pt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font-size="14pt" style:font-size-asian="14pt" style:font-size-complex="14pt" style:font-style-complex="italic" style:font-weight-complex="bold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58ba9" style:font-size-asian="14pt" style:font-size-complex="14pt"/>
    </style:style>
    <style:style style:name="T8" style:family="text">
      <style:text-properties fo:font-size="14pt" officeooo:rsid="00174d92" style:font-size-asian="14pt" style:font-size-complex="14pt"/>
    </style:style>
    <style:style style:name="T9" style:family="text">
      <style:text-properties fo:font-size="14pt" officeooo:rsid="0019b79f" style:font-size-asian="14pt" style:font-size-complex="14pt"/>
    </style:style>
    <style:style style:name="T10" style:family="text">
      <style:text-properties fo:font-size="14pt" style:font-size-asian="14pt" style:font-size-complex="11pt"/>
    </style:style>
    <style:style style:name="T11" style:family="text">
      <style:text-properties fo:font-size="14pt" officeooo:rsid="0019b79f" style:font-size-asian="14pt" style:font-size-complex="11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0158ba9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style="italic" style:font-size-asian="14pt" style:font-style-asian="italic" style:font-size-complex="14pt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officeooo:rsid="001a3448" style:font-size-asian="14pt" style:font-style-asian="italic" style:font-size-complex="14pt"/>
    </style:style>
    <style:style style:name="T19" style:family="text">
      <style:text-properties fo:font-size="14pt" fo:font-style="italic" style:font-size-asian="14pt" style:font-style-asian="italic" style:font-size-complex="11pt"/>
    </style:style>
    <style:style style:name="T20" style:family="text">
      <style:text-properties fo:font-size="14pt" fo:font-style="italic" officeooo:rsid="0019b79f" style:font-size-asian="14pt" style:font-style-asian="italic" style:font-size-complex="11pt"/>
    </style:style>
    <style:style style:name="T21" style:family="text">
      <style:text-properties fo:font-size="14pt" fo:font-style="italic" officeooo:rsid="001a3448" style:font-size-asian="14pt" style:font-style-asian="italic" style:font-size-complex="11pt"/>
    </style:style>
    <style:style style:name="T2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24" style:family="text">
      <style:text-properties fo:font-size="14pt" fo:font-style="italic" fo:font-weight="bold" officeooo:rsid="00181a40" style:font-size-asian="14pt" style:font-style-asian="italic" style:font-weight-asian="bold" style:font-size-complex="14pt"/>
    </style:style>
    <style:style style:name="T25" style:family="text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T26" style:family="text">
      <style:text-properties fo:font-size="14pt" fo:font-style="italic" fo:font-weight="bold" officeooo:rsid="001a3448" style:font-size-asian="14pt" style:font-style-asian="italic" style:font-weight-asian="bold" style:font-size-complex="14pt" style:font-weight-complex="bold"/>
    </style:style>
    <style:style style:name="T27" style:family="text">
      <style:text-properties fo:font-size="14pt" style:font-name-asian="Arial Unicode MS" style:font-size-asian="14pt" style:language-asian="en" style:country-asian="US" style:font-size-complex="14pt" style:language-complex="en" style:country-complex="US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/>
    </style:style>
    <style:style style:name="T30" style:family="text">
      <style:text-properties style:font-name="Times New Roman" fo:font-size="14pt" fo:font-style="italic" fo:font-weight="bold" officeooo:rsid="00181a40" style:font-size-asian="14pt" style:font-style-asian="italic" style:font-weight-asian="bold" style:font-size-complex="14pt" style:font-style-complex="italic"/>
    </style:style>
    <style:style style:name="T31" style:family="text">
      <style:text-properties style:font-name="Times New Roman" fo:font-size="14pt" fo:font-style="italic" fo:font-weight="bold" officeooo:rsid="0019b79f" style:font-size-asian="14pt" style:font-style-asian="italic" style:font-weight-asian="bold" style:font-size-complex="14pt" style:font-style-complex="italic"/>
    </style:style>
    <style:style style:name="T32" style:family="text">
      <style:text-properties style:font-name="Times New Roman" fo:font-size="14pt" fo:font-style="italic" fo:font-weight="bold" officeooo:rsid="0019b79f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/>
    </style:style>
    <style:style style:name="T34" style:family="text">
      <style:text-properties style:font-name="Times New Roman" fo:font-size="14pt" fo:font-style="italic" fo:font-weight="normal" officeooo:rsid="001d1523" style:font-size-asian="14pt" style:font-style-asian="italic" style:font-weight-asian="normal" style:font-name-complex="Times New Roman" style:font-size-complex="14pt"/>
    </style:style>
    <style:style style:name="T35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1pt"/>
    </style:style>
    <style:style style:name="T36" style:family="text"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1pt" style:font-style-complex="italic"/>
    </style:style>
    <style:style style:name="T37" style:family="text">
      <style:text-properties style:font-name="Times New Roman" fo:font-size="14pt" fo:font-style="italic" fo:font-weight="normal" officeooo:rsid="001d1523" style:font-size-asian="14pt" style:font-style-asian="italic" style:font-weight-asian="normal" style:font-name-complex="Times New Roman" style:font-size-complex="11pt"/>
    </style:style>
    <style:style style:name="T38" style:family="text">
      <style:text-properties style:font-name="Times New Roman" fo:font-size="14pt" fo:font-style="italic" fo:font-weight="normal" style:letter-kerning="true" style:font-size-asian="14pt" style:font-style-asian="italic" style:font-weight-asian="normal" style:font-name-complex="Times New Roman" style:font-size-complex="14pt"/>
    </style:style>
    <style:style style:name="T39" style:family="text">
      <style:text-properties style:font-name="Times New Roman" fo:font-size="14pt" fo:font-style="italic" fo:font-weight="normal" officeooo:rsid="00201c20" style:letter-kerning="true" style:font-size-asian="14pt" style:font-style-asian="italic" style:font-weight-asian="normal" style:font-name-complex="Times New Roman" style:font-size-complex="14pt"/>
    </style:style>
    <style:style style:name="T40" style:family="text">
      <style:text-properties style:font-name="Times New Roman" fo:font-size="14pt" fo:font-style="italic" fo:font-weight="normal" officeooo:rsid="0020944a" style:letter-kerning="true" style:font-size-asian="14pt" style:font-style-asian="italic" style:font-weight-asian="normal" style:font-name-complex="Times New Roman" style:font-size-complex="14pt"/>
    </style:style>
    <style:style style:name="T41" style:family="text">
      <style:text-properties style:font-name="Times New Roman" fo:font-size="14pt" fo:font-style="italic" fo:font-weight="normal" officeooo:rsid="0020944a" style:letter-kerning="true" style:font-name-asian="Arial Unicode MS" style:font-size-asian="14pt" style:language-asian="en" style:country-asian="US" style:font-style-asian="italic" style:font-weight-asian="normal" style:font-name-complex="Times New Roman" style:font-size-complex="14pt" style:language-complex="en" style:country-complex="US"/>
    </style:style>
    <style:style style:name="T42" style:family="text">
      <style:text-properties style:font-name="Times New Roman" fo:font-size="14pt" fo:font-style="italic" fo:font-weight="normal" officeooo:rsid="0021bb85" style:letter-kerning="true" style:font-name-asian="Arial Unicode MS" style:font-size-asian="14pt" style:language-asian="en" style:country-asian="US" style:font-style-asian="italic" style:font-weight-asian="normal" style:font-name-complex="Times New Roman" style:font-size-complex="14pt" style:language-complex="en" style:country-complex="US"/>
    </style:style>
    <style:style style:name="T4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4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1pt" style:font-weight-complex="bold"/>
    </style:style>
    <style:style style:name="T45" style:family="text">
      <style:text-properties style:font-name="Times New Roman" fo:font-size="14pt" fo:font-style="italic" fo:font-weight="bold" style:letter-kerning="true" style:font-size-asian="14pt" style:font-style-asian="italic" style:font-weight-asian="bold" style:font-name-complex="Times New Roman" style:font-size-complex="14pt"/>
    </style:style>
    <style:style style:name="T46" style:family="text">
      <style:text-properties style:font-name="Times New Roman" fo:font-size="14pt" fo:font-style="italic" fo:font-weight="bold" officeooo:rsid="0021bb85" style:letter-kerning="true" style:font-name-asian="Arial Unicode MS" style:font-size-asian="14pt" style:language-asian="en" style:country-asian="US" style:font-style-asian="italic" style:font-weight-asian="bold" style:font-name-complex="Times New Roman" style:font-size-complex="14pt" style:language-complex="en" style:country-complex="US"/>
    </style:style>
    <style:style style:name="T47" style:family="text">
      <style:text-properties style:font-name="Times New Roman" fo:font-size="14pt" fo:font-style="italic" fo:font-weight="bold" officeooo:rsid="0021bb85" style:letter-kerning="true" style:font-name-asian="Arial Unicode MS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weight-complex="bold"/>
    </style:style>
    <style:style style:name="T48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1pt"/>
    </style:style>
    <style:style style:name="T49" style:family="text">
      <style:text-properties style:font-name="Times New Roman" fo:font-size="14pt" style:letter-kerning="true" style:font-size-asian="14pt" style:font-name-complex="Times New Roman" style:font-size-complex="14pt"/>
    </style:style>
    <style:style style:name="T50" style:family="text">
      <style:text-properties style:font-name="Times New Roman" fo:font-size="14pt" fo:font-weight="bold" style:letter-kerning="true" style:font-size-asian="14pt" style:font-weight-asian="bold" style:font-name-complex="Times New Roman" style:font-size-complex="14pt"/>
    </style:style>
    <style:style style:name="T51" style:family="text">
      <style:text-properties officeooo:rsid="00201c20"/>
    </style:style>
    <style:style style:name="T52" style:family="text">
      <style:text-properties style:font-size-complex="14pt"/>
    </style:style>
    <style:style style:name="T53" style:family="text">
      <style:text-properties officeooo:rsid="00201c20" style:font-size-complex="14pt"/>
    </style:style>
    <style:style style:name="T54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55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44cm" svg:stroke-color="#000000" draw:stroke-linejoin="miter" svg:stroke-linecap="square" draw:fill="solid" draw:fill-color="#dddddd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6" style:family="graphic">
      <style:graphic-properties draw:stroke="solid" svg:stroke-width="0.044cm" svg:stroke-color="#000000" draw:stroke-linejoin="miter" svg:stroke-linecap="square" draw:fill="bitmap" draw:fill-color="#000000" draw:fill-image-name="Bitmape_20_1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solid" svg:stroke-width="0.044cm" svg:stroke-color="#000000" draw:stroke-linejoin="miter" svg:stroke-linecap="square" draw:fill="bitmap" draw:fill-color="#000000" draw:fill-image-name="Bitmape_20_2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oft-page-break/><text:span text:style-name="T2">1)</text:span><text:span text:style-name="T1">Связана она была с тем, что тогда окрестили как «программный кризис» - программирование не успевало за быстрым ростом технических средств (дала сбои система резервирования и управления потоками в авиатранспорте). Основные причины возникновения кризиса заключались в следующем</text:span><text:span text:style-name="T12"> [1]</text:span><text:span text:style-name="T1">:</text:span></text:p>
      <text:list xml:id="list3990808803260886470" text:style-name="WW8Num43">
        <text:list-item>
          <text:p text:style-name="P19"><text:span text:style-name="T1">реальные программные проекты выполнялись с отставанием от графика или с превышением сметы расходов;</text:span></text:p>
        </text:list-item>
        <text:list-item>
          <text:p text:style-name="P19"><text:span text:style-name="T1">программные продукты не обладали требуемыми функциональными возможностями, производительность программного продукта низка, качество не удовлетворяет потребителей;</text:span></text:p>
        </text:list-item>
        <text:list-item>
          <text:p text:style-name="P19"><text:span text:style-name="T1">возникающая в таких условиях конкурентная борьба, существенно затрудняла возможность выпуска качественное программное обеспечение в приемлемые сроки;</text:span></text:p>
        </text:list-item>
        <text:list-item>
          <text:p text:style-name="P19"><text:span text:style-name="T1">методы и процессы программирования, которые эффективно работали для одного человека или для небольшой команды при разработке программ умеренных размеров, не приводили к успеху при разработке крупных и сложных систем.</text:span></text:p>
          <text:p text:style-name="P28"><text:span text:style-name="T2">2)</text:span><text:span text:style-name="T1">В настоящее время существует несколько альтернативных определений программной инженерии:</text:span></text:p>
        </text:list-item>
      </text:list>
      <text:list xml:id="list5825782273913233006" text:style-name="WW8Num81">
        <text:list-item>
          <text:p text:style-name="P20"><text:span text:style-name="T1">«Установление и использование правильных инженерных принципов (методов) для экономичного получения надежного и работающего на реальных машинах программного обеспечения».</text:span></text:p>
        </text:list-item>
        <text:list-item>
          <text:p text:style-name="P20"><text:span text:style-name="T1">«Программная инженерия является такой формой инженерии, которая применяет принципы информатики и математики для получения рентабельных решений в области программного обеспечения».</text:span></text:p>
          <text:p text:style-name="P26"><text:span text:style-name="T1"><text:s/>«Программная инженерия - методология разработки, внедрения и сопровождения в рамках имеющего бюджета программного обеспечения с заданными уровнем качества и сроками реализации».</text:span></text:p>
        </text:list-item>
      </text:list>
      <text:p text:style-name="P2"><text:span text:style-name="T7">4</text:span><text:span text:style-name="T3">)</text:span><text:span text:style-name="T1">Первым шагом по выявлению бизнес-процессов должно стать выделение основных продуктов (услуг) и выстраивание процессов в соответствии с продуктовыми линиями. Это позволяет получить продуктовые «срезы» бизнес-процессов, протекающих в организации. Дальнейшая декомпозиция основных процессов производится по модели жизненного цикла продукта. </text:span><text:span text:style-name="T14">Жизненный цикл</text:span><text:span text:style-name="T1"> — строго упорядоченная совокупность процессов, описывающих эволюционное преобразование исходных ресурсов в конечные продукты и услуги</text:span></text:p>
      <text:p text:style-name="P1"><text:span text:style-name="T3">4)</text:span><text:span text:style-name="T1">Для построения бизнес-процессов широкое распространение получили структурные и объектно-ориентированные подходы</text:span></text:p>
      <text:p text:style-name="P1"><text:span text:style-name="T13">6)</text:span><text:span text:style-name="T12">IDEF</text:span><text:span text:style-name="T1">0 — функциональные модели, основанные на методе структурного анализа и проектирования </text:span><text:span text:style-name="T12">SADT</text:span><text:span text:style-name="T1"> (</text:span><text:span text:style-name="T12">Structured</text:span><text:span text:style-name="T1"> </text:span><text:span text:style-name="T12">Analysis</text:span><text:span text:style-name="T1"> </text:span><text:span text:style-name="T12">and</text:span><text:span text:style-name="T1"> </text:span><text:span text:style-name="T12">Design</text:span><text:span text:style-name="T1"> Technique) Дугласа Росса;«вход» (I — </text:span><text:span text:style-name="T12">input</text:span><text:span text:style-name="T1">) — дуги, входящие слева от блока. Они представляют собой предметы или данные, необходимые для выполнения функции блока </text:span><text:soft-page-break/><text:span text:style-name="T1">(сырье, материалы, исходная информация);</text:span></text:p>
      <text:list xml:id="list6708725033983288339" text:style-name="WW8Num67">
        <text:list-item>
          <text:p text:style-name="P6"><text:span text:style-name="T1">«выход» (O — </text:span><text:span text:style-name="T12">output</text:span><text:span text:style-name="T1">) — дуги, выходящие справа из блока. Они показывают предметы или данные, полученные в результате выполнения функции (продукция, услуга, выходные данные);</text:span></text:p>
        </text:list-item>
        <text:list-item>
          <text:p text:style-name="P6"><text:span text:style-name="T1">«управление» (C — </text:span><text:span text:style-name="T12">control</text:span><text:span text:style-name="T1">) — дуги, входящие сверху блока. Они описывают условия или данные, которые управляют выполнением функции (инструкции, требования, стандарты);</text:span></text:p>
        </text:list-item>
        <text:list-item>
          <text:p text:style-name="P33"><text:span text:style-name="T1">«механизм» (</text:span><text:span text:style-name="T12">M</text:span><text:span text:style-name="T1"> — </text:span><text:span text:style-name="T12">mechanism</text:span><text:span text:style-name="T1">) — дуги, входящие снизу блока. Они обозначают исполнителей или средства, выполняющие функцию (персонал, подразделения фирмы, оборудование, инструменты, информационная система).</text:span></text:p>
        </text:list-item>
      </text:list>
      <text:p text:style-name="P34"><text:span text:style-name="T7">5)</text:span><text:span text:style-name="T1">В общем случае</text:span><text:span text:style-name="T17"> </text:span><text:span text:style-name="T23">модель жизненного цикла</text:span><text:span text:style-name="T17"> </text:span><text:span text:style-name="T4">описывается в виде последовательности</text:span><text:span text:style-name="T17"> </text:span><text:span text:style-name="T1">процессов, работ и задач, обеспечивающих разработку, эксплуатацию и сопровождение программного продукта, и отражающая эволюцию изменения продукта, начиная от формулировки требований к ней до прекращения ее использования.</text:span></text:p>
      <text:p text:style-name="P35"><text:span text:style-name="T8">7)</text:span><text:span text:style-name="T1">Большинство существующих моделей жизненного цикла ПО являются разновидностями трех классических моделей:</text:span></text:p>
      <text:list xml:id="list232805688825483" text:continue-numbering="true" text:style-name="WW8Num67">
        <text:list-item>
          <text:p text:style-name="P7"><text:span text:style-name="T1">каскадной (ступенчатой</text:span><text:span text:style-name="T4"> или водопадной);</text:span></text:p>
        </text:list-item>
        <text:list-item>
          <text:p text:style-name="P7"><text:span text:style-name="T1">э</text:span><text:span text:style-name="T6">волюционной</text:span><text:span text:style-name="T1"> (</text:span><text:span text:style-name="T5">итеративной </text:span><text:span text:style-name="T1">или </text:span><text:span text:style-name="T5">инкрементальной);</text:span></text:p>
        </text:list-item>
        <text:list-item>
          <text:p text:style-name="P32"><text:span text:style-name="T28">спиральной.</text:span></text:p>
          <text:p text:style-name="P36"><text:span text:style-name="T24">9)</text:span><text:span text:style-name="T22">Функциональные возможности CASE-средств обеспечивают автоматизацию следующих процессов жизненного цикла разработки программного обеспечения</text:span></text:p>
        </text:list-item>
      </text:list>
      <text:p text:style-name="P24"><text:span text:style-name="T22">Моделирование:</text:span></text:p>
      <text:p text:style-name="P24"><text:span text:style-name="T23">Реализация:</text:span></text:p>
      <text:p text:style-name="P24"><text:span text:style-name="T23">Тестирование:</text:span></text:p>
      <text:p text:style-name="P29"><text:span text:style-name="T23">Документирование</text:span><text:span text:style-name="T17">:</text:span></text:p>
      <text:p text:style-name="P29"><text:span text:style-name="T29">Управление конфигурацией:</text:span></text:p>
      <text:p text:style-name="P37"><text:span text:style-name="T30">10)</text:span><text:span text:style-name="T1">Описание областей знаний в </text:span><text:span text:style-name="T12">SWEBOK</text:span><text:span text:style-name="T1"> построено по иерархическому принципу, как результат структурной декомпозиции и включает 10 областей знаний которые условно можно разбить на две группы:1. Знания, конкретизирующие жизненный цикл разработки программных продуктов:</text:span></text:p>
      <text:list xml:id="list8006942216041158831" text:style-name="WW8Num90">
        <text:list-item>
          <text:p text:style-name="P9"><text:span text:style-name="T16">определение требований;</text:span></text:p>
        </text:list-item>
        <text:list-item>
          <text:p text:style-name="P9"><text:span text:style-name="T16">проектирование, конструирование;</text:span></text:p>
        </text:list-item>
        <text:list-item>
          <text:p text:style-name="P9"><text:span text:style-name="T16">тестирование, эксплуатация (поддержка).</text:span></text:p>
        </text:list-item>
      </text:list>
      <text:p text:style-name="P30"><text:span text:style-name="T1">2. Знания, раскрывающие содержание методов и инструментария разработки программных продуктов:</text:span><text:span text:style-name="T16"> </text:span></text:p>
      <text:list xml:id="list6172254454131404800" text:style-name="WW8Num59">
        <text:list-item>
          <text:p text:style-name="P21">конфигурационное управление;</text:p>
        </text:list-item>
        <text:list-item>
          <text:p text:style-name="P10"><text:span text:style-name="T16">управление инженерной деятельностью;</text:span></text:p>
        </text:list-item>
        <text:list-item>
          <text:p text:style-name="P10"><text:span text:style-name="T16">процессы инженерной деятельности;</text:span></text:p>
        </text:list-item>
        <text:list-item>
          <text:p text:style-name="P10"><text:soft-page-break/><text:span text:style-name="T16">инструменты и методы программной инженерии;</text:span></text:p>
        </text:list-item>
        <text:list-item>
          <text:p text:style-name="P27"><text:span text:style-name="T29">качество программного обеспечения.</text:span></text:p>
          <text:p text:style-name="P31"><text:span text:style-name="T31">11)Функциональные требования характеризуют функциональные возможности программного обеспечения, методы передачи и преобразования входных данных в результаты.</text:span></text:p>
        </text:list-item>
        <text:list-item>
          <text:p text:style-name="P11"><text:span text:style-name="T16">Нефункциональные</text:span><text:span text:style-name="T1"> требования определяют условия и среду выполнения функций (например, защита и доступ к БД, взаимодействие компонентов и др.).</text:span></text:p>
        </text:list-item>
        <text:list-item>
          <text:p text:style-name="P11"><text:span text:style-name="T31">Системные требования описывают требования к программному продукту, состоящему из взаимосвязанных программных и аппаратных подсистем и разных приложений. Требования могут оцениваться количественно (например, количество запросов в единицу времени), значительная часть требований относится к атрибутам качества: безотказность, надежность и др.</text:span></text:p>
          <text:p text:style-name="P38"><text:span text:style-name="T31">12)Сам процесс проектирования состоит из двух частей:</text:span></text:p>
        </text:list-item>
        <text:list-item>
          <text:p text:style-name="P11"><text:span text:style-name="T1">Архитектурный дизайн – описание многоуровневой структуры компонентов системы;</text:span></text:p>
        </text:list-item>
        <text:list-item>
          <text:p text:style-name="P13"><text:span text:style-name="T1">Детализированная архитектура – описание поведения характеристик отдельных компонент.</text:span></text:p>
          <text:p text:style-name="P39"><text:span text:style-name="T32">13) Объективная потребность в сопровождении связана:</text:span></text:p>
        </text:list-item>
        <text:list-item>
          <text:p text:style-name="P11"><text:span text:style-name="T1">с обнаружением при эксплуатации ПП скрытых дефектов и необходимости устранение сбоев;</text:span></text:p>
        </text:list-item>
        <text:list-item>
          <text:p text:style-name="P22">улучшение дизайна;</text:p>
        </text:list-item>
        <text:list-item>
          <text:p text:style-name="P11"><text:span text:style-name="T1">реализации новых функциональных возможностей;</text:span></text:p>
        </text:list-item>
        <text:list-item>
          <text:p text:style-name="P11"><text:span text:style-name="T1">созданием интерфейсов взаимодействия с внешними системами;</text:span></text:p>
        </text:list-item>
        <text:list-item>
          <text:p text:style-name="P11"><text:span text:style-name="T1">адаптации для обеспечения возможности работы ПП на другой программно-аппаратной платформе;</text:span></text:p>
        </text:list-item>
        <text:list-item>
          <text:p text:style-name="P11"><text:span text:style-name="T1">изменением бизнес процессов в предметной области;</text:span></text:p>
        </text:list-item>
        <text:list-item>
          <text:p text:style-name="P12"><text:span text:style-name="T1">вывода программного обеспечения из эксплуатации.</text:span></text:p>
          <text:p text:style-name="P40"><text:span text:style-name="T9">14)</text:span><text:span text:style-name="T11">Деятельность разработчиков и заказчиков, направленная на снижение рисков, связанных с ошибками в оценке длительности и стоимости разработки заказного ПО, может осуществляться по двум сценариям:</text:span></text:p>
        </text:list-item>
        <text:list-item>
          <text:p text:style-name="P4"><text:span text:style-name="T10">1) взаимоотношения заказчика и разработчика строятся на взаимном доверии, просчеты в оценке проекта берет на себя в основном разработчик — </text:span><text:span text:style-name="T19">мягкое внедрение</text:span><text:span text:style-name="T10">;</text:span></text:p>
        </text:list-item>
        <text:list-item>
          <text:p text:style-name="P12"><text:span text:style-name="T11">2) взаимоотношения заказчика и разработчика строго регламентированы и обязательны для исполнения обеими сторонами, спорные моменты часто могут приводить к конфликтам — </text:span><text:span text:style-name="T20">жесткое внедрение.</text:span></text:p>
          <text:p text:style-name="P41"><text:span text:style-name="T20">1</text:span><text:span text:style-name="T21">5)</text:span><text:span text:style-name="T18">В вышеуказанных документах для оценки качества ПО выделяются шесть характеристик: </text:span><text:span text:style-name="T26">функциональные возможности, надежность, практичность, эффективность, сопровождаемость, мобильность.</text:span></text:p>
        </text:list-item>
      </text:list>
      <text:p text:style-name="P49"><text:span text:style-name="T18">1</text:span><text:span text:style-name="T16">6)</text:span><text:span text:style-name="T33">Основные процессы жизненного цикла включают в себя: процесс заказа, процесс поставки, процесс разработки, процесс эксплуатации, процесс сопровождения.</text:span></text:p>
      <text:p text:style-name="P42"><text:soft-page-break/><text:span text:style-name="T33">**************************************************************************</text:span></text:p>
      <text:p text:style-name="P44"><text:span text:style-name="T33">17)Классическое управление проектами выделяет два вида организации человеческой деятельности: операционная и проектная. </text:span><text:span text:style-name="T43">Операционная деятельность</text:span><text:span text:style-name="T33"> (например, функционирование службы поддержки пользователя) применяется, когда внешние условия хорошо известны и стабильны, когда производственные операции хорошо изучены и неоднократно испытаны, а функции исполнителей определены и постоянны. В этом случае основой эффективности служат узкая специализация и повышение компетенции. </text:span><text:span text:style-name="T43">Проектная деятельность</text:span><text:span text:style-name="T33"> (например, создание нового программного продукта) используется в том случае, когда разрабатывается новый продукт, внешние условия и требования к которому постоянно меняются, где применяются в основном оригинальные методы и технологии разработки, где постоянно требуются поиск новых решений, интеллектуальные усилия и творчество. Задача проектной деятельности — достижение конкретной бизнес-цели, задача операционной деятельности — обеспечение нормального течения бизнеса.</text:span></text:p>
      <text:p text:style-name="P45"><text:span text:style-name="T33">18)</text:span><text:span text:style-name="T35">В стандарте </text:span><text:span text:style-name="T48">PMBOK</text:span><text:span text:style-name="T35"> (Project Management Body Of Knowledge - Свод знаний по управлению проектами) приведены 9 процессов (областей знаний) по управлению проектами, каждый из которых состоит из определенного набора работ, и пять этапов (фаз) жизненного цикла проекта: инициация, планирование, исполнение, мониторинг и управление, завершение [1]. При этом процессы взаимосвязаны, а </text:span><text:span text:style-name="T36">этапы проекта </text:span><text:span text:style-name="T35">могут накладываться во времени друг на друга. </text:span></text:p>
      <text:p text:style-name="P46"><text:span text:style-name="T35">19)</text:span><text:span text:style-name="T44">Управление проектом </text:span><text:span text:style-name="T35">— это руководство работами команды исполнителей проекта для реализации проекта с использованием общих методов, планирования и контроля работ (видение будущего продукта, стартовые операции, планирование итераций, мониторинг и отчетность), планирование и управление рисками, эффективной организацией работы команды и коммуникационными потоками в команде исполнителей.</text:span></text:p>
      <text:p text:style-name="P47"><text:span text:style-name="T35">20)</text:span></text:p>
      <text:p text:style-name="P45"><text:span text:style-name="T33"><draw:g text:anchor-type="as-char" svg:y="-0.291cm" draw:z-index="0" draw:style-name="gr1"><draw:rect draw:style-name="gr2" draw:text-style-name="P60" svg:width="16.193cm" svg:height="5.083cm" svg:x="0cm" svg:y="0cm"><text:p/></draw:rect><draw:g draw:style-name="gr3"><draw:frame draw:style-name="gr4" draw:text-style-name="P61" svg:width="3.303cm" svg:height="0.823cm" svg:x="2.145cm" svg:y="0cm"><draw:text-box><text:p text:style-name="P61"><text:span text:style-name="T54">Содержание</text:span></text:p></draw:text-box></draw:frame><draw:custom-shape draw:style-name="gr5" draw:text-style-name="P62" svg:width="3.084cm" svg:height="2.655cm" svg:x="2.122cm" svg:y="0.77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" draw:text-style-name="P61" svg:width="1.782cm" svg:height="0.823cm" svg:x="1.27cm" svg:y="3.35cm"><draw:text-box><text:p text:style-name="P61"><text:span text:style-name="T54">Сроки</text:span></text:p></draw:text-box></draw:frame><draw:frame draw:style-name="gr4" draw:text-style-name="P61" svg:width="2.043cm" svg:height="0.823cm" svg:x="3.858cm" svg:y="3.371cm"><draw:text-box><text:p text:style-name="P61"><text:span text:style-name="T54">Бюджет</text:span></text:p></draw:text-box></draw:frame></draw:g><draw:frame draw:style-name="gr4" draw:text-style-name="P61" svg:width="15.558cm" svg:height="0.955cm" svg:x="0.318cm" svg:y="4.126cm"><draw:text-box><text:p text:style-name="P61"><text:span text:style-name="T54">Рис. 27. </text:span><text:span text:style-name="T55">Возможные варианты «железного треугольника» ограничений проекта</text:span></text:p></draw:text-box></draw:frame><draw:g draw:style-name="gr3"><draw:frame draw:style-name="gr4" draw:text-style-name="P61" svg:width="3.303cm" svg:height="0.823cm" svg:x="6.837cm" svg:y="0.026cm"><draw:text-box><text:p text:style-name="P61"><text:span text:style-name="T54">Содержание</text:span></text:p></draw:text-box></draw:frame><draw:custom-shape draw:style-name="gr6" draw:text-style-name="P62" svg:width="3.084cm" svg:height="2.655cm" svg:x="6.814cm" svg:y="0.79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" draw:text-style-name="P61" svg:width="1.782cm" svg:height="0.823cm" svg:x="6.01cm" svg:y="3.374cm"><draw:text-box><text:p text:style-name="P61"><text:span text:style-name="T54">Сроки</text:span></text:p></draw:text-box></draw:frame><draw:frame draw:style-name="gr4" draw:text-style-name="P61" svg:width="2.285cm" svg:height="0.823cm" svg:x="8.262cm" svg:y="3.369cm"><draw:text-box><text:p text:style-name="P61"><text:span text:style-name="T54">Качество</text:span></text:p></draw:text-box></draw:frame></draw:g><draw:g draw:style-name="gr3"><draw:frame draw:style-name="gr4" draw:text-style-name="P61" svg:width="3.303cm" svg:height="0.823cm" svg:x="11.045cm" svg:y="0.025cm"><draw:text-box><text:p text:style-name="P61"><text:span text:style-name="T54">Содержание</text:span></text:p></draw:text-box></draw:frame><draw:custom-shape draw:style-name="gr7" draw:text-style-name="P62" svg:width="3.084cm" svg:height="2.655cm" svg:x="11.023cm" svg:y="0.79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" draw:text-style-name="P61" svg:width="2.304cm" svg:height="0.823cm" svg:x="10.172cm" svg:y="3.373cm"><draw:text-box><text:p text:style-name="P61"><text:span text:style-name="T54">Бюджет</text:span></text:p></draw:text-box></draw:frame><draw:frame draw:style-name="gr4" draw:text-style-name="P61" svg:width="2.378cm" svg:height="0.823cm" svg:x="12.543cm" svg:y="3.367cm"><draw:text-box><text:p text:style-name="P61"><text:span text:style-name="T54">Качество</text:span></text:p></draw:text-box></draw:frame></draw:g></draw:g></text:span></text:p>
      <text:p text:style-name="P48"><text:span text:style-name="T33">21)</text:span><text:span text:style-name="T35">Процесс управления рисками состоит из логически взаимосвязанных этапов: идентификация рисков, анализ рисков, планирование рисков, мониторинг и управления рисками [12]. Необходимо отметить, что описанные этапы являются логическими шагами и не обязательно должны следовать друг за другом в строгом хронологическом порядке. Проектные группы могут циклически повторять шаги выявления-анализа-планирования по мере обнаружения дополнительных факторов, влияющих на проект.</text:span></text:p>
      <text:p text:style-name="P43"><text:soft-page-break/><text:span text:style-name="T37">**********************************************************************</text:span></text:p>
      <text:p text:style-name="P43"><text:span text:style-name="T53">22)</text:span><text:span text:style-name="T52">Таким образом, программный продукт представляет собой интеллектуальный цифровой товар, для которого характерны следующие особенности: </text:span></text:p>
      <text:list xml:id="list5910600560177026979" text:style-name="WW8Num57">
        <text:list-item>
          <text:p text:style-name="P14"><text:span text:style-name="T1">нематериальная природа существования, его нельзя увидеть в процессе конструирования и, следовательно, оперативно повлиять на его реализацию;</text:span></text:p>
        </text:list-item>
        <text:list-item>
          <text:p text:style-name="P17"><text:span text:style-name="T1">может быть неоднократно продан, являясь при этом одновременно объектом нескольких рыночных сделок;</text:span></text:p>
        </text:list-item>
        <text:list-item>
          <text:p text:style-name="P14"><text:span text:style-name="T1">не исчезает и не изнашивается в процессе использования, состоит из материального носителя и нематериальной части;</text:span></text:p>
        </text:list-item>
        <text:list-item>
          <text:p text:style-name="P14"><text:span text:style-name="T1">как результаты творческого труда производится в условиях повышенного риска, не поддаются точному оцениванию, как по времени создания, так и бюджету.</text:span></text:p>
        </text:list-item>
        <text:list-item>
          <text:p text:style-name="P14"><text:span text:style-name="T34">характеризуется ничтожными затратами на тиражирование по сравнению с затратами на разработку продукта.</text:span></text:p>
          <text:p text:style-name="P50"><text:span text:style-name="T33">23) </text:span><text:span text:style-name="T38">Для существования и функционирования рынка программных продуктов необходимо соблюдение следующих условий:</text:span></text:p>
        </text:list-item>
        <text:list-item>
          <text:p text:style-name="P53">1) наличие реальной потребности у конкретных заказчиков (наличие спроса на ПП);</text:p>
        </text:list-item>
        <text:list-item>
          <text:p text:style-name="P54"><text:span text:style-name="T49">2) наличие производителей конечных продуктов, обладающих правами на продукт (множество разработчиков/правообладателей);</text:span></text:p>
        </text:list-item>
        <text:list-item>
          <text:p text:style-name="P54"><text:span text:style-name="T49">3) наличие конечных продуктов у производителей, ориентированных на удовлетворение потребностей потребителя (множество предложений ПП);</text:span></text:p>
        </text:list-item>
        <text:list-item>
          <text:p text:style-name="P54"><text:span text:style-name="T49">4) развитая сеть посредников между производителями и потребителями;</text:span></text:p>
        </text:list-item>
        <text:list-item>
          <text:p text:style-name="P23"><text:span text:style-name="T38">5) наличие экономических и организационно-правовых механизмов, регламентирующих цивилизованное взаимодействие участников.</text:span></text:p>
          <text:p text:style-name="P51"><text:span text:style-name="T38">24)При этом конкурентоспособность разработчиков и их положение на рынке определяют пять факторов:</text:span></text:p>
        </text:list-item>
        <text:list-item>
          <text:p text:style-name="P8">1) цена на программную продукцию либо услугу;</text:p>
        </text:list-item>
        <text:list-item>
          <text:p text:style-name="P5"><text:span text:style-name="T1">2) качество продукции с точки зрения удовлетворения требуемых потребностей;</text:span></text:p>
        </text:list-item>
        <text:list-item>
          <text:p text:style-name="P8">3) отличительные особенности продукции, побуждающие покупателя приобретать именно данный программный продукт;</text:p>
        </text:list-item>
        <text:list-item>
          <text:p text:style-name="P5"><text:span text:style-name="T1">4) гибкость производителя, связанная со способностью реагировать на просьбы покупателя по адаптации либо доработке программных продуктов;</text:span></text:p>
        </text:list-item>
        <text:list-item>
          <text:p text:style-name="P15"><text:span text:style-name="T39">5) время (сроки) реакции производителя на потребности покупателя (например, время адаптации и внедрения ПП, продолжительность обучения пользователей, период гарантийного сопровождения, временные условия по модернизации и поставке новых версий и т. д.).</text:span></text:p>
          <text:p text:style-name="P52"><text:span text:style-name="T40">25)</text:span><text:span text:style-name="T49"> Так, в зависимости от того, для кого разрабатывается ПП – для конкретного заказчика или всего ИТ-рынка, выделяют (рис. 32):</text:span></text:p>
        </text:list-item>
        <text:list-item>
          <text:p text:style-name="P55"><text:span text:style-name="T50">тиражные (коробочные) программные продукты</text:span><text:span text:style-name="T49"> – коммерческие </text:span><text:soft-page-break/><text:span text:style-name="T49">программные продукты специального и широкого применения.</text:span></text:p>
        </text:list-item>
        <text:list-item>
          <text:p text:style-name="P56"><text:span text:style-name="T45">заказные (внутрифирменные) программные продукты</text:span><text:span text:style-name="T38"> – разрабатываются под информационную поддержку управления конкретного бизнес-процесса, либо адаптируются под требования этих бизнес-процессов.</text:span></text:p>
          <text:p text:style-name="P58"><text:span text:style-name="T40">26)</text:span><text:span text:style-name="T41">По способу распространения информации можно выделить два основных канала:</text:span></text:p>
        </text:list-item>
        <text:list-item>
          <text:p text:style-name="P3"><text:span text:style-name="T27">1) реальные каналы. Под реальными каналами продвижения понимаются традиционные инструменты распространения информации: баннеры, печатные издания, телевидение, радиовещание, листовки/буклеты, размещение информации о продукте и образцов ПП в торговых залах, проведение семинаров, конференций; организация личных встреч, распространение ПП по OEM-лицензии и т. д.;</text:span></text:p>
        </text:list-item>
        <text:list-item>
          <text:p text:style-name="P57"><text:span text:style-name="T41">2) виртуальные каналы. Под виртуальными каналами продвижения понимаются все формы взаимодействия посредством использования электронных средств, в том числе и интернета. В качестве инструментов продвижения используются системы электронной коммерции и методы интернет-маркетинга.</text:span></text:p>
        </text:list-item>
        <text:list-item>
          <text:p text:style-name="P57"><text:span text:style-name="T41"><text:s/>На сегодняшний день можно выделить следующие основные методы продвижения: поисковая оптимизация сайта; контекстная реклама; медийная реклама; оптимизация в социальных медиа [19]</text:span></text:p>
        </text:list-item>
        <text:list-item>
          <text:p text:style-name="P59"><text:span text:style-name="T42">27)При </text:span><text:span text:style-name="T46">постановке задачи ценообразования</text:span><text:span text:style-name="T42">, прежде всего, необходимо определиться с целями ценовой политики, при этом необходимо выбрать один из ниже перечисленных вариантов.</text:span></text:p>
        </text:list-item>
        <text:list-item>
          <text:p text:style-name="P16"><text:span text:style-name="T25">1.</text:span><text:span text:style-name="T15"> </text:span><text:span text:style-name="T25">Обеспечение выживаемости ПП на рынках.</text:span><text:span text:style-name="T15"> </text:span><text:span text:style-name="T1">Проблемы могут возникнуть из-за конкуренции или изменившихся запросов потребителей. Чтобы обеспечить разработку и продажу ПП, фирмы вынуждены устанавливать низкие цены в надежде на благожелательную ответную реакцию потребителей, понимая, что в данный момент выживание важнее прибыли. До тех пор пока снижение цены на ПП покрывает его издержки, программный продукт следует продвигать, можно продолжать коммерческую деятельность.</text:span></text:p>
        </text:list-item>
        <text:list-item>
          <text:p text:style-name="P16"><text:span text:style-name="T25">2. Максимизация прибыли.</text:span><text:span text:style-name="T15"> </text:span><text:span text:style-name="T1">При реализации данной цели фирмы ориентируются на варианты цен, обеспечивающие на краткосрочном периоде получение максимальной прибыли и не рассматривают долгосрочные перспективы, определяемые использованием всех других элементов маркетинга, политикой конкурентов, регулирующей деятельностью государства.</text:span></text:p>
        </text:list-item>
        <text:list-item>
          <text:p text:style-name="P16"><text:span text:style-name="T25">3.</text:span><text:span text:style-name="T15"> </text:span><text:span text:style-name="T25">Максимальное увеличение объема продаж. </text:span><text:span text:style-name="T1">Увеличение объема сбыта приведет к снижению издержек на единицу продукции и к увеличению прибыли. Исходя из возможностей рынка, выбирается «ценовая политика наступления на рынок». Фирма снижает цены на свою продукцию до минимально допустимого уровня, повышая долю своего рынка, </text:span><text:soft-page-break/><text:span text:style-name="T1">добивается снижения издержек на единицу продукции и на этой основе может и дальше снижать цены. Но такая политика приносит успех только, если чувствительность рынка к ценам велика, если реально уменьшить издержки производства в результате расширения объемов производства и, наконец, если цены конкурентов не будут скорректированы в сторону уменьшения.</text:span></text:p>
        </text:list-item>
        <text:list-item>
          <text:p text:style-name="P18"><text:span text:style-name="T25">4.</text:span><text:span text:style-name="T15"> «</text:span><text:span text:style-name="T25">Снятие сливок», благодаря установлению высоких цен.</text:span><text:span text:style-name="T15"> </text:span><text:span text:style-name="T1">Фирма устанавливает на новый продукт, продвигаемый на рынок, максимально возможную цену благодаря сравнительным преимуществам новинки. Когда сбыт по данной цене сокращается, фирма снижает цену, привлекая к себе следующий слой потребителей, достигая в каждом сегменте целевого рынка максимально возможного оборота.</text:span></text:p>
        </text:list-item>
        <text:list-item>
          <text:p text:style-name="P57"><text:span text:style-name="T47">5. Лидерство по качеству. </text:span><text:span text:style-name="T42">Фирма, которая способна закрепить за собой такую репутацию, устанавливает высокую цену, чтобы покрыть большие издержки, связанные с обеспечением высокого качества и необходимыми для этого затратам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08000000080051A173.png" xlink:type="simple" xlink:show="embed" xlink:actuate="onLoad"/>
    <draw:fill-image draw:name="Bitmape_20_2" draw:display-name="Bitmape 2" xlink:href="Pictures/1000000000000008000000084FAD9E0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 style:text-autospace="ideograph-alpha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hyphenation-ladder-count="no-limit" style:text-autospace="ideograph-alpha"/>
      <style:text-properties style:font-name="Courier New" fo:font-family="'Courier New'" style:font-family-generic="modern" style:letter-kerning="true" style:font-name-asian="Courier New" style:font-family-asian="'Courier New'" style:font-family-generic-asian="modern" style:font-name-complex="Courier New" style:font-family-complex="'Courier New'" style:font-family-generic-complex="modern" fo:hyphenate="false" fo:hyphenation-remain-char-count="2" fo:hyphenation-push-char-count="2"/>
    </style:style>
    <style:style style:name="WW8Num43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1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0" style:family="text">
      <style:text-properties fo:color="#000000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8z0" style:family="text">
      <style:text-properties fo:color="#000000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0" style:family="text">
      <style:text-properties fo:color="#000000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51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0" style:family="text">
      <style:text-properties fo:color="#000000" style:font-name="Symbol" fo:font-family="Symbol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0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7:57:04.132131918</meta:creation-date>
    <dc:date>2014-10-26T23:28:05.342113469</dc:date>
    <meta:editing-duration>PT5H19M5S</meta:editing-duration>
    <meta:editing-cycles>8</meta:editing-cycles>
    <meta:generator>LibreOffice/4.2.6.3$Linux_x86 LibreOffice_project/420m0$Build-3</meta:generator>
    <meta:document-statistic meta:table-count="0" meta:image-count="0" meta:object-count="0" meta:page-count="8" meta:paragraph-count="94" meta:word-count="1735" meta:character-count="14639" meta:non-whitespace-character-count="13043"/>
  </office:meta>
</office:document-meta>
</file>